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729fcf"/>
      <style:paragraph-properties fo:text-align="center"/>
      <style:text-properties fo:color="#ffffff" fo:font-size="10pt" style:font-size-asian="10pt" style:font-size-complex="10pt"/>
    </style:style>
    <style:style style:name="P6" style:family="paragraph">
      <style:paragraph-properties fo:text-align="center"/>
      <style:text-properties fo:color="#ffffff" fo:font-size="8pt" style:font-size-asian="8pt" style:font-size-complex="8pt"/>
    </style:style>
    <style:style style:name="P7" style:family="paragraph">
      <loext:graphic-properties draw:fill-color="#ffff00"/>
    </style:style>
    <style:style style:name="P8" style:family="paragraph">
      <loext:graphic-properties draw:fill-color="#ffd428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afd095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a6a6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9df8f9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9df8f9"/>
    </style:style>
    <style:style style:name="P13" style:family="paragraph">
      <loext:graphic-properties draw:fill-color="#ffa6a6"/>
    </style:style>
    <style:style style:name="P14" style:family="paragraph">
      <loext:graphic-properties draw:fill-color="#afd095"/>
    </style:style>
    <style:style style:name="P15" style:family="paragraph">
      <loext:graphic-properties draw:fill-color="#ffd428"/>
    </style:style>
    <style:style style:name="P16" style:family="paragraph">
      <loext:graphic-properties draw:fill-color="#ffd428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-color="#ff6d6d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ff6d6d"/>
    </style:style>
    <style:style style:name="P19" style:family="paragraph">
      <loext:graphic-properties draw:fill-color="#ffa6a6"/>
      <style:paragraph-properties fo:text-align="center"/>
    </style:style>
    <style:style style:name="P20" style:family="paragraph">
      <loext:graphic-properties draw:fill-color="#afd095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-color="#9df8f9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-color="#ffa6a6"/>
      <style:paragraph-properties fo:text-align="center"/>
      <style:text-properties fo:font-size="8pt" style:font-size-asian="8pt" style:font-size-complex="8pt"/>
    </style:style>
    <style:style style:name="P23" style:family="paragraph">
      <style:paragraph-properties fo:text-align="center"/>
      <style:text-properties fo:color="#000000"/>
    </style:style>
    <style:style style:name="P24" style:family="paragraph">
      <loext:graphic-properties draw:fill-color="#ffa6a6"/>
      <style:paragraph-properties fo:text-align="center"/>
      <style:text-properties fo:color="#000000" fo:font-size="8pt" style:font-size-asian="8pt" style:font-size-complex="8pt"/>
    </style:style>
    <style:style style:name="P25" style:family="paragraph">
      <loext:graphic-properties draw:fill-color="#9df8f9"/>
      <style:paragraph-properties fo:text-align="center"/>
      <style:text-properties fo:color="#000000" fo:font-size="8pt" style:font-size-asian="8pt" style:font-size-complex="8pt"/>
    </style:style>
    <style:style style:name="P26" style:family="paragraph">
      <loext:graphic-properties draw:fill-color="#ffde59"/>
      <style:paragraph-properties fo:text-align="center"/>
      <style:text-properties fo:color="#000000" fo:font-size="8pt" style:font-size-asian="8pt" style:font-size-complex="8pt"/>
    </style:style>
    <style:style style:name="P27" style:family="paragraph">
      <loext:graphic-properties draw:fill-color="#afd095"/>
      <style:paragraph-properties fo:text-align="center"/>
      <style:text-properties fo:color="#000000" fo:font-size="8pt" style:font-size-asian="8pt" style:font-size-complex="8pt"/>
    </style:style>
    <style:style style:name="P28" style:family="paragraph">
      <loext:graphic-properties draw:fill="none" draw:fill-color="#ffffff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gr1" style:family="graphic">
      <style:graphic-properties draw:fill-color="#ffff00" draw:textarea-horizontal-align="justify" draw:textarea-vertical-align="middle" draw:auto-grow-height="false" fo:min-height="1.434cm" fo:min-width="5.932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729fcf" draw:textarea-horizontal-align="justify" draw:textarea-vertical-align="middle" draw:auto-grow-height="false" fo:min-height="0.9cm" fo:min-width="3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78cm" fo:min-width="3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993cm" fo:min-width="2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007cm" fo:min-width="2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981cm" fo:min-width="1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13cm" fo:min-width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3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00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d428" draw:textarea-horizontal-align="justify" draw:textarea-vertical-align="middle" draw:auto-grow-height="false" fo:min-height="0.82cm" fo:min-width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afd095" draw:textarea-horizontal-align="justify" draw:textarea-vertical-align="middle" draw:auto-grow-height="false" fo:min-height="0.818cm" fo:min-width="3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a6a6" draw:textarea-horizontal-align="justify" draw:textarea-vertical-align="middle" draw:auto-grow-height="false" fo:min-height="0.836cm" fo:min-width="3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9df8f9" draw:textarea-horizontal-align="justify" draw:textarea-vertical-align="middle" draw:auto-grow-height="false" fo:min-height="0.792cm" fo:min-width="2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9df8f9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a6a6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afd095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d428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d428" draw:textarea-horizontal-align="justify" draw:textarea-vertical-align="middle" draw:auto-grow-height="false" fo:min-height="0.8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d428" draw:textarea-horizontal-align="justify" draw:textarea-vertical-align="middle" draw:auto-grow-height="false" fo:min-height="1.035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ffd428" draw:textarea-horizontal-align="justify" draw:textarea-vertical-align="middle" draw:auto-grow-height="false" fo:min-height="0.134cm" fo:min-width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6d6d" draw:textarea-horizontal-align="justify" draw:textarea-vertical-align="middle" draw:auto-grow-height="false" fo:min-height="1.979cm" fo:min-width="3.3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ffd428" draw:textarea-horizontal-align="justify" draw:textarea-vertical-align="middle" draw:auto-grow-height="false" fo:min-height="2.037cm" fo:min-width="2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d428" draw:textarea-horizontal-align="justify" draw:textarea-vertical-align="middle" draw:auto-grow-height="false" fo:min-height="2.053cm" fo:min-width="2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ffd428" draw:textarea-horizontal-align="justify" draw:textarea-vertical-align="middle" draw:auto-grow-height="false" fo:min-height="0.503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ff6d6d" draw:textarea-horizontal-align="justify" draw:textarea-vertical-align="middle" draw:auto-grow-height="false" fo:min-height="0.503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ffa6a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ff6d6d" draw:textarea-horizontal-align="justify" draw:textarea-vertical-align="middle" draw:auto-grow-height="false" fo:min-height="0.582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ff6d6d" draw:textarea-horizontal-align="justify" draw:textarea-vertical-align="middle" draw:auto-grow-height="false" fo:min-height="0.586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afd095" draw:textarea-horizontal-align="justify" draw:textarea-vertical-align="middle" draw:auto-grow-height="false" fo:min-height="0.8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afd095" draw:textarea-horizontal-align="justify" draw:textarea-vertical-align="middle" draw:auto-grow-height="false" fo:min-height="0.82cm" fo:min-width="2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afd095" draw:textarea-horizontal-align="justify" draw:textarea-vertical-align="middle" draw:auto-grow-height="false" fo:min-height="1.018cm" fo:min-width="2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-color="#afd095" draw:textarea-horizontal-align="justify" draw:textarea-vertical-align="middle" draw:auto-grow-height="false" fo:min-height="0.79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ff6d6d" draw:textarea-horizontal-align="justify" draw:textarea-vertical-align="middle" draw:auto-grow-height="false" fo:min-height="1.397cm" fo:min-width="2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ff6d6d" draw:textarea-horizontal-align="justify" draw:textarea-vertical-align="middle" draw:auto-grow-height="false" fo:min-height="1.385cm" fo:min-width="2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fill-color="#ff6d6d" draw:textarea-horizontal-align="justify" draw:textarea-vertical-align="middle" draw:auto-grow-height="false" fo:min-height="1.411cm" fo:min-width="2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fill-color="#afd095" draw:textarea-horizontal-align="justify" draw:textarea-vertical-align="middle" draw:auto-grow-height="false" fo:min-height="0.134cm" fo:min-width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fill-color="#ff6d6d" draw:textarea-horizontal-align="justify" draw:textarea-vertical-align="middle" draw:auto-grow-height="false" fo:min-height="0.127cm" fo:min-width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fill-color="#9df8f9" draw:textarea-horizontal-align="justify" draw:textarea-vertical-align="middle" draw:auto-grow-height="false" fo:min-height="0.79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-color="#ff6d6d" draw:textarea-horizontal-align="justify" draw:textarea-vertical-align="middle" draw:auto-grow-height="false" fo:min-height="0.79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-color="#ffa6a6" draw:textarea-horizontal-align="justify" draw:textarea-vertical-align="middle" draw:auto-grow-height="false" fo:min-height="0.134cm" fo:min-width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-color="#ff6d6d" draw:textarea-horizontal-align="justify" draw:textarea-vertical-align="middle" draw:auto-grow-height="false" fo:min-height="0.134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fill-color="#9df8f9" draw:textarea-horizontal-align="justify" draw:textarea-vertical-align="middle" draw:auto-grow-height="false" fo:min-height="0.134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fill-color="#ffa6a6" draw:textarea-horizontal-align="justify" draw:textarea-vertical-align="middle" draw:auto-grow-height="false" fo:min-height="1.348cm" fo:min-width="2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fill-color="#ffa6a6" draw:textarea-horizontal-align="justify" draw:textarea-vertical-align="middle" draw:auto-grow-height="false" fo:min-height="0.233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fill-color="#ffa6a6" draw:textarea-horizontal-align="justify" draw:textarea-vertical-align="middle" draw:auto-grow-height="false" fo:min-height="1.072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fill-color="#ffa6a6" draw:textarea-horizontal-align="justify" draw:textarea-vertical-align="middle" draw:auto-grow-height="false" fo:min-height="2.016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fill-color="#ffa6a6" draw:textarea-horizontal-align="justify" draw:textarea-vertical-align="middle" draw:auto-grow-height="false" fo:min-height="2.104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fill-color="#ffa6a6" draw:textarea-horizontal-align="justify" draw:textarea-vertical-align="middle" draw:auto-grow-height="false" fo:min-height="1.822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fill-color="#ff6d6d" draw:textarea-horizontal-align="justify" draw:textarea-vertical-align="middle" draw:auto-grow-height="false" fo:min-height="1.822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fill-color="#ffa6a6" draw:textarea-horizontal-align="justify" draw:textarea-vertical-align="middle" draw:auto-grow-height="false" fo:min-height="0.286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fill-color="#ff6d6d" draw:textarea-horizontal-align="justify" draw:textarea-vertical-align="middle" draw:auto-grow-height="false" fo:min-height="1.397cm" fo:min-width="1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fill-color="#ffa6a6"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fill-color="#9df8f9"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fill-color="#ffde59"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fill-color="#afd095"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0" style:family="graphic">
      <style:graphic-properties draw:stroke="none" svg:stroke-color="#000000" draw:fill="none" draw:fill-color="#ffffff" fo:min-height="0.2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" draw:text-style-name="P3" svg:width="5.933cm" svg:height="1.435cm" svg:x="8.969cm" svg:y="0.028cm"><text:p text:style-name="P2">1) Recommender System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Shape2" draw:style-name="gr2" draw:text-style-name="P5" svg:width="3.132cm" svg:height="0.9cm" svg:x="0.152cm" svg:y="3.069cm"><text:p text:style-name="P4"><text:span text:style-name="T1">a</text:span><text:span text:style-name="T1">)</text:span><text:span text:style-name="T1"> </text:span><text:span text:style-name="T1">L</text:span><text:span text:style-name="T1">i</text:span><text:span text:style-name="T1">t</text:span><text:span text:style-name="T1">e</text:span><text:span text:style-name="T1">r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R</text:span><text:span text:style-name="T1">e</text:span><text:span text:style-name="T1">v</text:span><text:span text:style-name="T1">i</text:span><text:span text:style-name="T1">e</text:span><text:span text:style-name="T1">w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Shape2" draw:style-name="gr3" draw:text-style-name="P6" svg:width="3.047cm" svg:height="1.378cm" svg:x="-1.842cm" svg:y="6.9cm"><text:p text:style-name="P4"><text:span text:style-name="T2">1</text:span><text:span text:style-name="T2">) </text:span><text:span text:style-name="T2">J</text:span><text:span text:style-name="T2">o</text:span><text:span text:style-name="T2">u</text:span><text:span text:style-name="T2">r</text:span><text:span text:style-name="T2">n</text:span><text:span text:style-name="T2">a</text:span><text:span text:style-name="T2">l</text:span><text:span text:style-name="T2">s</text:span></text:p><text:p text:style-name="P4"><text:span text:style-name="T2">&amp;</text:span></text:p><text:p text:style-name="P4"><text:span text:style-name="T2">O</text:span><text:span text:style-name="T2">n</text:span><text:span text:style-name="T2">l</text:span><text:span text:style-name="T2">i</text:span><text:span text:style-name="T2">n</text:span><text:span text:style-name="T2">e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2" draw:style-name="gr4" draw:text-style-name="P6" svg:width="2.266cm" svg:height="0.994cm" svg:x="0.732cm" svg:y="5.179cm"><text:p text:style-name="P4"><text:span text:style-name="T2">i</text:span><text:span text:style-name="T2">i</text:span><text:span text:style-name="T2">) </text:span><text:span text:style-name="T2">P</text:span><text:span text:style-name="T2">a</text:span><text:span text:style-name="T2">s</text:span><text:span text:style-name="T2">t </text:span></text:p><text:p text:style-name="P4"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Shape2" draw:style-name="gr5" draw:text-style-name="P6" svg:width="2.199cm" svg:height="1.008cm" svg:x="3.209cm" svg:y="5.166cm"><text:p text:style-name="P4"><text:span text:style-name="T2">i</text:span><text:span text:style-name="T2">i</text:span><text:span text:style-name="T2">i</text:span><text:span text:style-name="T2">) </text:span><text:span text:style-name="T2">P</text:span><text:span text:style-name="T2">a</text:span><text:span text:style-name="T2">s</text:span><text:span text:style-name="T2">t </text:span></text:p><text:p text:style-name="P4"><text:span text:style-name="T2">C</text:span><text:span text:style-name="T2">o</text:span><text:span text:style-name="T2">n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2" draw:style-name="gr6" draw:text-style-name="P6" svg:width="1.89cm" svg:height="0.981cm" svg:x="-1.318cm" svg:y="5.193cm"><text:p text:style-name="P4"><text:span text:style-name="T2">i</text:span><text:span text:style-name="T2">) </text:span><text:span text:style-name="T2">L</text:span><text:span text:style-name="T2">i</text:span><text:span text:style-name="T2">b</text:span><text:span text:style-name="T2">r</text:span><text:span text:style-name="T2">a</text:span><text:span text:style-name="T2">r</text:span><text:span text:style-name="T2">y</text:span></text:p><text:p text:style-name="P4"><text:span text:style-name="T2">S</text:span><text:span text:style-name="T2">e</text:span><text:span text:style-name="T2">a</text:span><text:span text:style-name="T2">r</text:span><text:span text:style-name="T2">c</text:span><text:span text:style-name="T2">h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6" draw:name="Shape3" draw:style-name="gr7" draw:text-style-name="P2" svg:x1="1.593cm" svg:y1="2.275cm" svg:x2="23.149cm" svg:y2="2.275cm"><text:p/></draw:line><draw:custom-shape text:anchor-type="paragraph" draw:z-index="7" draw:name="Shape4" draw:style-name="gr8" svg:width="0.354cm" svg:height="0.472cm" svg:x="1.482cm" svg:y="3.9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5" draw:style-name="gr9" svg:width="0.281cm" svg:height="0.719cm" svg:x="-0.489cm" svg:y="4.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5" draw:style-name="gr9" svg:width="0.281cm" svg:height="0.719cm" svg:x="-0.591cm" svg:y="6.1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5" draw:style-name="gr9" svg:width="0.281cm" svg:height="0.719cm" svg:x="4.186cm" svg:y="4.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5" draw:style-name="gr9" svg:width="0.281cm" svg:height="0.719cm" svg:x="1.524cm" svg:y="4.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5" draw:style-name="gr10" svg:width="0.281cm" svg:height="0.795cm" svg:x="1.524cm" svg:y="2.2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5" draw:style-name="gr11" draw:text-style-name="P7" svg:width="0.281cm" svg:height="0.795cm" svg:x="11.726cm" svg:y="1.46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6" draw:style-name="gr12" draw:text-style-name="P8" svg:width="2.603cm" svg:height="0.821cm" svg:x="5.597cm" svg:y="3.074cm"><text:p text:style-name="P2"><text:span text:style-name="T3">b) Development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name="Shape6" draw:style-name="gr13" draw:text-style-name="P9" svg:width="3.749cm" svg:height="0.819cm" svg:x="9.437cm" svg:y="3.062cm"><text:p text:style-name="P2"><text:span text:style-name="T3">c) Testin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Shape6" draw:style-name="gr14" draw:text-style-name="P10" svg:width="3.749cm" svg:height="0.837cm" svg:x="15.092cm" svg:y="3.046cm"><text:p text:style-name="P2"><text:span text:style-name="T3">d) Observation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name="Shape6" draw:style-name="gr15" draw:text-style-name="P11" svg:width="2.752cm" svg:height="0.793cm" svg:x="21.518cm" svg:y="3.074cm"><text:p text:style-name="P2"><text:span text:style-name="T3">e) Report Writin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Shape5" draw:style-name="gr16" draw:text-style-name="P12" svg:width="0.281cm" svg:height="0.795cm" svg:x="22.931cm" svg:y="2.281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5" draw:style-name="gr17" draw:text-style-name="P13" svg:width="0.281cm" svg:height="0.795cm" svg:x="16.872cm" svg:y="2.25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5" draw:style-name="gr18" draw:text-style-name="P14" svg:width="0.281cm" svg:height="0.795cm" svg:x="10.903cm" svg:y="2.2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Shape5" draw:style-name="gr19" draw:text-style-name="P15" svg:width="0.281cm" svg:height="0.795cm" svg:x="6.789cm" svg:y="2.2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2" draw:name="Shape3" draw:style-name="gr7" draw:text-style-name="P2" svg:x1="-0.429cm" svg:y1="4.451cm" svg:x2="4.304cm" svg:y2="4.44cm"><text:p/></draw:line><draw:custom-shape text:anchor-type="paragraph" draw:z-index="23" draw:name="Shape6" draw:style-name="gr20" draw:text-style-name="P16" svg:width="2.352cm" svg:height="0.821cm" svg:x="6.364cm" svg:y="4.385cm"><text:p text:style-name="P2"><text:span text:style-name="T4">i) Genre Term</text:span></text:p><text:p text:style-name="P2"><text:span text:style-name="T4">Vector Generation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name="Shape6" draw:style-name="gr20" draw:text-style-name="P16" svg:width="2.352cm" svg:height="0.821cm" svg:x="6.392cm" svg:y="9.984cm"><text:p text:style-name="P2"><text:span text:style-name="T4">vi) Hybridiz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name="Shape6" draw:style-name="gr20" draw:text-style-name="P16" svg:width="2.352cm" svg:height="0.821cm" svg:x="6.391cm" svg:y="8.985cm"><text:p text:style-name="P2"><text:span text:style-name="T4">v) User Profiling</text:span></text:p><text:p text:style-name="P2"><text:span text:style-name="T4">Approach 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name="Shape6" draw:style-name="gr21" draw:text-style-name="P16" svg:width="2.352cm" svg:height="1.036cm" svg:x="6.375cm" svg:y="6.558cm"><text:p text:style-name="P2"><text:span text:style-name="T4">iii) Baseline</text:span></text:p><text:p text:style-name="P2"><text:span text:style-name="T4">Recommender</text:span></text:p><text:p text:style-name="P2"><text:span text:style-name="T4">System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name="Shape6" draw:style-name="gr20" draw:text-style-name="P16" svg:width="2.352cm" svg:height="0.821cm" svg:x="6.376cm" svg:y="7.812cm"><text:p text:style-name="P2"><text:span text:style-name="T4">iv) Stemming on</text:span></text:p><text:p text:style-name="P2"><text:span text:style-name="T4">Tag Genom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name="Shape6" draw:style-name="gr20" draw:text-style-name="P16" svg:width="2.352cm" svg:height="0.821cm" svg:x="6.373cm" svg:y="5.528cm"><text:p text:style-name="P2"><text:span text:style-name="T4">ii) Genome Term</text:span></text:p><text:p text:style-name="P2"><text:span text:style-name="T4">Vector Generation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9" draw:name="Shape7" draw:style-name="gr7" draw:text-style-name="P2" svg:x1="5.789cm" svg:y1="3.895cm" svg:x2="5.789cm" svg:y2="10.462cm"><text:p/></draw:line><draw:custom-shape text:anchor-type="paragraph" draw:z-index="30" draw:name="Shape8" draw:style-name="gr22" draw:text-style-name="P15" svg:width="0.56cm" svg:height="0.265cm" svg:x="5.789cm" svg:y="4.6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Shape8" draw:style-name="gr22" draw:text-style-name="P15" svg:width="0.56cm" svg:height="0.265cm" svg:x="5.8cm" svg:y="5.7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name="Shape8" draw:style-name="gr22" draw:text-style-name="P15" svg:width="0.56cm" svg:height="0.265cm" svg:x="5.789cm" svg:y="6.8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Shape8" draw:style-name="gr22" draw:text-style-name="P15" svg:width="0.56cm" svg:height="0.265cm" svg:x="5.789cm" svg:y="8.09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Shape8" draw:style-name="gr22" draw:text-style-name="P15" svg:width="0.56cm" svg:height="0.265cm" svg:x="5.789cm" svg:y="9.2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5" draw:name="Shape8" draw:style-name="gr22" draw:text-style-name="P15" svg:width="0.56cm" svg:height="0.265cm" svg:x="5.789cm" svg:y="10.2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name="Shape6" draw:style-name="gr23" draw:text-style-name="P17" svg:width="3.306cm" svg:height="1.98cm" svg:x="6.907cm" svg:y="11.966cm"><text:p text:style-name="P2"><text:span text:style-name="T4">3) Time Permitting</text:span></text:p><text:p text:style-name="P2"><text:span text:style-name="T4">User Profiling Approach-1</text:span></text:p><text:p text:style-name="P2"><text:span text:style-name="T4">with Genome</text:span></text:p><text:p text:style-name="P2"><text:span text:style-name="T4">mapped to genres</text:span></text:p><text:p text:style-name="P2"><text:span text:style-name="T4">hybridized with</text:span></text:p><text:p text:style-name="P2"><text:span text:style-name="T4">genre term vector as weight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name="Shape6" draw:style-name="gr24" draw:text-style-name="P16" svg:width="2.809cm" svg:height="2.038cm" svg:x="3.819cm" svg:y="11.952cm"><text:p text:style-name="P2"><text:span text:style-name="T4">2) Profiling Approach-1</text:span></text:p><text:p text:style-name="P2"><text:span text:style-name="T4">non-stemming</text:span></text:p><text:p text:style-name="P2"><text:span text:style-name="T4">Hybridized with</text:span></text:p><text:p text:style-name="P2"><text:span text:style-name="T4">Genre term vectors as</text:span></text:p><text:p text:style-name="P2"><text:span text:style-name="T4">weight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name="Shape6" draw:style-name="gr25" draw:text-style-name="P16" svg:width="2.883cm" svg:height="2.054cm" svg:x="0.776cm" svg:y="11.936cm"><text:p text:style-name="P2"><text:span text:style-name="T4">1) Profiling Approach 1</text:span></text:p><text:p text:style-name="P2"><text:span text:style-name="T4">With-stemming</text:span></text:p><text:p text:style-name="P2"><text:span text:style-name="T4">Hybridized with</text:span></text:p><text:p text:style-name="P2"><text:span text:style-name="T4">Genre term vectors as</text:span></text:p><text:p text:style-name="P2"><text:span text:style-name="T4">weights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9" draw:name="Shape3" draw:style-name="gr7" draw:text-style-name="P2" svg:x1="2.556cm" svg:y1="11.374cm" svg:x2="8.347cm" svg:y2="11.367cm"><text:p/></draw:line><draw:custom-shape text:anchor-type="paragraph" draw:z-index="40" draw:name="Shape9" draw:style-name="gr26" draw:text-style-name="P15" svg:width="0.283cm" svg:height="0.574cm" svg:x="7.054cm" svg:y="10.8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1" draw:name="Shape9" draw:style-name="gr27" draw:text-style-name="P18" svg:width="0.283cm" svg:height="0.574cm" svg:x="8.154cm" svg:y="11.3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2" draw:name="Shape9" draw:style-name="gr26" draw:text-style-name="P15" svg:width="0.283cm" svg:height="0.574cm" svg:x="5.232cm" svg:y="11.36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3" draw:name="Shape9" draw:style-name="gr26" draw:text-style-name="P15" svg:width="0.283cm" svg:height="0.574cm" svg:x="2.468cm" svg:y="11.3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4" draw:name="Shape3" draw:style-name="gr7" draw:text-style-name="P2" svg:x1="-0.222cm" svg:y1="9.97cm" svg:x2="5.789cm" svg:y2="9.952cm"><text:p/></draw:line><draw:line text:anchor-type="paragraph" draw:z-index="45" draw:name="Shape7" draw:style-name="gr7" draw:text-style-name="P2" svg:x1="-0.222cm" svg:y1="9.952cm" svg:x2="-0.222cm" svg:y2="14.328cm"><text:p/></draw:line><draw:line text:anchor-type="paragraph" draw:z-index="46" draw:name="Shape3" draw:style-name="gr28" draw:text-style-name="P19" svg:x1="-0.222cm" svg:y1="14.328cm" svg:x2="8.978cm" svg:y2="14.296cm"><text:p/></draw:line><draw:custom-shape text:anchor-type="paragraph" draw:z-index="47" draw:name="Shape6" draw:style-name="gr23" draw:text-style-name="P17" svg:width="3.306cm" svg:height="1.98cm" svg:x="-0.074cm" svg:y="14.993cm"><text:p text:style-name="P2"><text:span text:style-name="T4">Vii) Time Permitting</text:span></text:p><text:p text:style-name="P2"><text:span text:style-name="T4">Manual mapping of</text:span></text:p><text:p text:style-name="P2"><text:span text:style-name="T4">Genomes to Genres</text:span></text:p><text:p text:style-name="P2"><text:span text:style-name="T4">&amp; incorporate</text:span></text:p><text:p text:style-name="P2"><text:span text:style-name="T4">with Approach-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name="Shape6" draw:style-name="gr23" draw:text-style-name="P17" svg:width="3.306cm" svg:height="1.98cm" svg:x="3.586cm" svg:y="14.993cm"><text:p text:style-name="P2"><text:span text:style-name="T4">Viii) Time Permitting</text:span></text:p><text:p text:style-name="P2"><text:span text:style-name="T4">Enhance profile inference</text:span></text:p><text:p text:style-name="P2"><text:span text:style-name="T4">for Approach-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name="Shape6" draw:style-name="gr23" draw:text-style-name="P17" svg:width="3.306cm" svg:height="1.98cm" svg:x="7.1cm" svg:y="14.965cm"><text:p text:style-name="P2"><text:span text:style-name="T4">ix) Time Permitting</text:span></text:p><text:p text:style-name="P2"><text:span text:style-name="T4">Enhance Profiling using</text:span></text:p><text:p text:style-name="P2"><text:span text:style-name="T4">multiple profiles</text:span></text:p><text:p text:style-name="P2"><text:span text:style-name="T4">per user</text:span></text:p><text:p text:style-name="P2"><text:span text:style-name="T4">as stated in Approach-2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name="Shape9" draw:style-name="gr29" draw:text-style-name="P18" svg:width="0.283cm" svg:height="0.666cm" svg:x="1.378cm" svg:y="14.32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1" draw:name="Shape9" draw:style-name="gr29" draw:text-style-name="P18" svg:width="0.283cm" svg:height="0.666cm" svg:x="5.172cm" svg:y="14.32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2" draw:name="Shape9" draw:style-name="gr30" draw:text-style-name="P18" svg:width="0.283cm" svg:height="0.669cm" svg:x="8.758cm" svg:y="14.2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53" draw:name="Shape7" draw:style-name="gr7" draw:text-style-name="P2" svg:x1="9.611cm" svg:y1="3.881cm" svg:x2="9.611cm" svg:y2="9.88cm"><text:p/></draw:line><draw:custom-shape text:anchor-type="paragraph" draw:z-index="54" draw:name="Shape6" draw:style-name="gr31" draw:text-style-name="P20" svg:width="2.352cm" svg:height="0.821cm" svg:x="10.082cm" svg:y="8.897cm"><text:p text:style-name="P2"><text:span text:style-name="T4">v) user profiling</text:span></text:p><text:p text:style-name="P2"><text:span text:style-name="T4">Approach-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name="Shape6" draw:style-name="gr32" draw:text-style-name="P20" svg:width="2.557cm" svg:height="0.821cm" svg:x="10.082cm" svg:y="7.811cm"><text:p text:style-name="P2"><text:span text:style-name="T4">iv) stemming result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name="Shape6" draw:style-name="gr33" draw:text-style-name="P20" svg:width="2.587cm" svg:height="1.019cm" svg:x="10.084cm" svg:y="6.516cm"><text:p text:style-name="P2"><text:span text:style-name="T4">iii) working of</text:span></text:p><text:p text:style-name="P2"><text:span text:style-name="T4">Baseline</text:span></text:p><text:p text:style-name="P2"><text:span text:style-name="T4">recommender system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name="Shape6" draw:style-name="gr31" draw:text-style-name="P20" svg:width="2.352cm" svg:height="0.821cm" svg:x="10.082cm" svg:y="5.473cm"><text:p text:style-name="P2"><text:span text:style-name="T4">i) term vector</text:span></text:p><text:p text:style-name="P2"><text:span text:style-name="T4">using tag-genom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name="Shape6" draw:style-name="gr34" draw:text-style-name="P20" svg:width="2.352cm" svg:height="0.793cm" svg:x="10.068cm" svg:y="4.433cm"><text:p text:style-name="P2"><text:span text:style-name="T4">i) term vector</text:span></text:p><text:p text:style-name="P2"><text:span text:style-name="T4">for genr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name="Shape6" draw:style-name="gr35" draw:text-style-name="P17" svg:width="2.453cm" svg:height="1.398cm" svg:x="11.525cm" svg:y="14.063cm"><text:p text:style-name="P2"><text:span text:style-name="T4">viii) Time Permitting</text:span></text:p><text:p text:style-name="P2"><text:span text:style-name="T4">behavior of multiple</text:span></text:p><text:p text:style-name="P2"><text:span text:style-name="T4">profiles per user</text:span></text:p><text:p text:style-name="P2"><text:span text:style-name="T4">for Approach-2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0" draw:name="Shape6" draw:style-name="gr36" draw:text-style-name="P17" svg:width="2.424cm" svg:height="1.385cm" svg:x="11.525cm" svg:y="12.386cm"><text:p text:style-name="P2"><text:span text:style-name="T4">vii) Time Permitting</text:span></text:p><text:p text:style-name="P2"><text:span text:style-name="T4">behavior of profile</text:span></text:p><text:p text:style-name="P2"><text:span text:style-name="T4">inference feature</text:span></text:p><text:p text:style-name="P2"><text:span text:style-name="T4">for Approach-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1" draw:name="Shape6" draw:style-name="gr37" draw:text-style-name="P17" svg:width="2.557cm" svg:height="1.412cm" svg:x="11.511cm" svg:y="10.758cm"><text:p text:style-name="P2"><text:span text:style-name="T4">vi) Time Permitting</text:span></text:p><text:p text:style-name="P2"><text:span text:style-name="T4"><text:s/></text:span><text:span text:style-name="T4">manual mapping</text:span></text:p><text:p text:style-name="P2"><text:span text:style-name="T4">of genomes to genres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62" draw:name="Shape3" draw:style-name="gr7" draw:text-style-name="P2" svg:x1="9.611cm" svg:y1="9.88cm" svg:x2="10.906cm" svg:y2="9.88cm"><text:p/></draw:line><draw:line text:anchor-type="paragraph" draw:z-index="63" draw:name="Shape7" draw:style-name="gr7" draw:text-style-name="P2" svg:x1="10.906cm" svg:y1="9.88cm" svg:x2="10.906cm" svg:y2="14.93cm"><text:p/></draw:line><draw:custom-shape text:anchor-type="paragraph" draw:z-index="64" draw:name="Shape8" draw:style-name="gr38" draw:text-style-name="P14" svg:width="0.458cm" svg:height="0.265cm" svg:x="9.611cm" svg:y="4.62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5" draw:name="Shape8" draw:style-name="gr38" draw:text-style-name="P14" svg:width="0.458cm" svg:height="0.265cm" svg:x="9.626cm" svg:y="9.1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6" draw:name="Shape8" draw:style-name="gr38" draw:text-style-name="P14" svg:width="0.458cm" svg:height="0.265cm" svg:x="9.626cm" svg:y="8.02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7" draw:name="Shape8" draw:style-name="gr38" draw:text-style-name="P14" svg:width="0.458cm" svg:height="0.265cm" svg:x="9.627cm" svg:y="6.81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8" draw:name="Shape8" draw:style-name="gr38" draw:text-style-name="P14" svg:width="0.458cm" svg:height="0.265cm" svg:x="9.611cm" svg:y="5.7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9" draw:name="Shape10" draw:style-name="gr39" draw:text-style-name="P18" svg:width="0.606cm" svg:height="0.251cm" svg:x="10.906cm" svg:y="11.2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0" draw:name="Shape10" draw:style-name="gr39" draw:text-style-name="P18" svg:width="0.606cm" svg:height="0.251cm" svg:x="10.906cm" svg:y="14.67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1" draw:name="Shape10" draw:style-name="gr39" draw:text-style-name="P18" svg:width="0.606cm" svg:height="0.251cm" svg:x="10.906cm" svg:y="12.8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2" draw:name="Shape6" draw:style-name="gr40" draw:text-style-name="P21" svg:width="2.352cm" svg:height="0.793cm" svg:x="22.253cm" svg:y="7.285cm"><text:p text:style-name="P2"><text:span text:style-name="T4">iv) Thesis Writin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3" draw:name="Shape6" draw:style-name="gr40" draw:text-style-name="P21" svg:width="2.352cm" svg:height="0.793cm" svg:x="22.255cm" svg:y="5.242cm"><text:p text:style-name="P2"><text:span text:style-name="T4">ii) Paper 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4" draw:name="Shape6" draw:style-name="gr40" draw:text-style-name="P21" svg:width="2.352cm" svg:height="0.793cm" svg:x="22.237cm" svg:y="4.226cm"><text:p text:style-name="P2"><text:span text:style-name="T4">i) Project Proposal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5" draw:name="Shape6" draw:style-name="gr41" draw:text-style-name="P17" svg:width="2.352cm" svg:height="0.793cm" svg:x="22.285cm" svg:y="8.343cm"><text:p text:style-name="P2"><text:span text:style-name="T4">v) Time Permitting</text:span></text:p><text:p text:style-name="P2"><text:span text:style-name="T4">Paper 3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6" draw:name="Shape6" draw:style-name="gr41" draw:text-style-name="P17" svg:width="2.352cm" svg:height="0.793cm" svg:x="22.253cm" svg:y="6.316cm"><text:p text:style-name="P2"><text:span text:style-name="T4">iii) Time Permitting</text:span></text:p><text:p text:style-name="P2"><text:span text:style-name="T4">Paper 2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7" draw:name="Shape7" draw:style-name="gr7" draw:text-style-name="P2" svg:x1="21.724cm" svg:y1="3.866cm" svg:x2="21.772cm" svg:y2="8.743cm"><text:p/></draw:line><draw:custom-shape text:anchor-type="paragraph" draw:z-index="78" draw:name="Shape8" draw:style-name="gr42" draw:text-style-name="P13" svg:width="0.664cm" svg:height="0.265cm" svg:x="14.402cm" svg:y="6.5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9" draw:name="Shape8" draw:style-name="gr43" draw:text-style-name="P18" svg:width="0.514cm" svg:height="0.265cm" svg:x="21.772cm" svg:y="8.58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0" draw:name="Shape8" draw:style-name="gr44" draw:text-style-name="P12" svg:width="0.514cm" svg:height="0.265cm" svg:x="21.724cm" svg:y="7.52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1" draw:name="Shape8" draw:style-name="gr43" draw:text-style-name="P18" svg:width="0.514cm" svg:height="0.265cm" svg:x="21.74cm" svg:y="6.5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2" draw:name="Shape8" draw:style-name="gr44" draw:text-style-name="P12" svg:width="0.514cm" svg:height="0.265cm" svg:x="21.742cm" svg:y="5.4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3" draw:name="Shape6" draw:style-name="gr45" draw:text-style-name="P22" svg:width="2.456cm" svg:height="1.348cm" svg:x="15.771cm" svg:y="4.209cm"><text:p text:style-name="P2"><text:span text:style-name="T4">i) Recommendation</text:span></text:p><text:p text:style-name="P2"><text:span text:style-name="T4">results</text:span></text:p><text:p text:style-name="P2"><text:span text:style-name="T4">and its relevance</text:span></text:p><text:p text:style-name="P2"><text:span text:style-name="T4">to user’s profil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4" draw:name="Shape3" draw:style-name="gr7" draw:text-style-name="P2" svg:x1="14.402cm" svg:y1="5.846cm" svg:x2="18.108cm" svg:y2="5.846cm"><text:p/></draw:line><draw:line text:anchor-type="paragraph" draw:z-index="85" draw:name="Shape7" draw:style-name="gr7" draw:text-style-name="P2" svg:x1="14.402cm" svg:y1="5.846cm" svg:x2="14.39cm" svg:y2="12.873cm"><text:p/></draw:line><draw:line text:anchor-type="paragraph" draw:z-index="86" draw:name="Shape7" draw:style-name="gr7" draw:text-style-name="P2" svg:x1="18.108cm" svg:y1="5.846cm" svg:x2="18.108cm" svg:y2="10.344cm"><text:p/></draw:line><draw:custom-shape text:anchor-type="paragraph" draw:z-index="87" draw:name="Shape5" draw:style-name="gr46" draw:text-style-name="P13" svg:width="0.281cm" svg:height="0.265cm" svg:x="16.93cm" svg:y="5.5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8" draw:name="Shape6" draw:style-name="gr47" draw:text-style-name="P22" svg:width="2.486cm" svg:height="1.073cm" svg:x="15.065cm" svg:y="6.14cm"><text:p text:style-name="P2"><text:span text:style-name="T4">1) Baseline – Results</text:span></text:p><text:p text:style-name="P2"><text:span text:style-name="T4">using User Genre</text:span></text:p><text:p text:style-name="P2"><text:span text:style-name="T4">Term Vect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9" draw:name="Shape6" draw:style-name="gr48" draw:text-style-name="P22" svg:width="2.486cm" svg:height="2.017cm" svg:x="15.064cm" svg:y="9.696cm"><text:p text:style-name="P2"><text:span text:style-name="T4">3) Results using</text:span></text:p><text:p text:style-name="P2"><text:span text:style-name="T4">user genome</text:span></text:p><text:p text:style-name="P2"><text:span text:style-name="T4">term vector</text:span></text:p><text:p text:style-name="P2"><text:span text:style-name="T4">(stemming) and</text:span></text:p><text:p text:style-name="P2"><text:span text:style-name="T4">Comparison</text:span></text:p><text:p text:style-name="P2"><text:span text:style-name="T4">with Baselin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0" draw:name="Shape6" draw:style-name="gr49" draw:text-style-name="P22" svg:width="2.486cm" svg:height="2.105cm" svg:x="15.079cm" svg:y="7.373cm"><text:p text:style-name="P2"><text:span text:style-name="T4">2) Results using</text:span></text:p><text:p text:style-name="P2"><text:span text:style-name="T4">user genome</text:span></text:p><text:p text:style-name="P2"><text:span text:style-name="T4">term vector</text:span></text:p><text:p text:style-name="P2"><text:span text:style-name="T4">(non-stemming)</text:span></text:p><text:p text:style-name="P2"><text:span text:style-name="T4">and comparison</text:span></text:p><text:p text:style-name="P2"><text:span text:style-name="T4">with Baselin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1" draw:name="Shape6" draw:style-name="gr50" draw:text-style-name="P22" svg:width="2.486cm" svg:height="1.823cm" svg:x="15.079cm" svg:y="11.933cm"><text:p text:style-name="P2"><text:span text:style-name="T4">4) (1, 2 &amp; 3) using</text:span></text:p><text:p text:style-name="P2"><text:span text:style-name="T4">User profiling</text:span></text:p><text:p text:style-name="P2"><text:span text:style-name="T4">Approach-1</text:span></text:p><text:p text:style-name="P2"><text:span text:style-name="T4">&amp; comparison</text:span></text:p><text:p text:style-name="P2"><text:span text:style-name="T4">with (1, 2 &amp; 3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2" draw:name="Shape6" draw:style-name="gr51" draw:text-style-name="P17" svg:width="2.486cm" svg:height="1.823cm" svg:x="18.653cm" svg:y="6.787cm"><text:p text:style-name="P2"><text:span text:style-name="T4">5) Time Permitting</text:span></text:p><text:p text:style-name="P2"><text:span text:style-name="T4">(iv) using genre term</text:span></text:p><text:p text:style-name="P2"><text:span text:style-name="T4">vector with</text:span></text:p><text:p text:style-name="P2"><text:span text:style-name="T4">manual genome</text:span></text:p><text:p text:style-name="P2"><text:span text:style-name="T4">to genres mapping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3" draw:name="Shape6" draw:style-name="gr51" draw:text-style-name="P17" svg:width="2.486cm" svg:height="1.823cm" svg:x="18.648cm" svg:y="9.52cm"><text:p text:style-name="P2"><text:span text:style-name="T4">6) Time Permitting</text:span></text:p><text:p text:style-name="P2"><text:span text:style-name="T4"><text:s/></text:span><text:span text:style-name="T4">(4) for approach-2</text:span></text:p><text:p text:style-name="P2"><text:span text:style-name="T4">(if implemented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4" draw:name="Shape8" draw:style-name="gr42" draw:text-style-name="P13" svg:width="0.664cm" svg:height="0.265cm" svg:x="14.402cm" svg:y="12.7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5" draw:name="Shape8" draw:style-name="gr42" draw:text-style-name="P13" svg:width="0.664cm" svg:height="0.265cm" svg:x="14.39cm" svg:y="10.4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6" draw:name="Shape8" draw:style-name="gr42" draw:text-style-name="P13" svg:width="0.664cm" svg:height="0.265cm" svg:x="14.402cm" svg:y="8.1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7" draw:name="Shape8" draw:style-name="gr43" draw:text-style-name="P18" svg:width="0.514cm" svg:height="0.265cm" svg:x="18.108cm" svg:y="7.4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8" draw:name="Shape8" draw:style-name="gr43" draw:text-style-name="P18" svg:width="0.514cm" svg:height="0.265cm" svg:x="18.108cm" svg:y="10.1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9" draw:name="Shape5" draw:style-name="gr52" draw:text-style-name="P13" svg:width="0.281cm" svg:height="0.327cm" svg:x="16.886cm" svg:y="3.8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0" draw:name="Shape8" draw:style-name="gr44" draw:text-style-name="P12" svg:width="0.514cm" svg:height="0.265cm" svg:x="21.724cm" svg:y="4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1" draw:name="Shape6" draw:style-name="gr53" draw:text-style-name="P17" svg:width="1.706cm" svg:height="1.398cm" svg:x="22.066cm" svg:y="16.092cm"><text:p text:style-name="P2"><text:span text:style-name="T4">W</text:span><text:span text:style-name="T4">i</text:span><text:span text:style-name="T4">l</text:span><text:span text:style-name="T4">l </text:span><text:span text:style-name="T4">b</text:span><text:span text:style-name="T4">e</text:span></text:p><text:p text:style-name="P2"><text:span text:style-name="T4">D</text:span><text:span text:style-name="T4">o</text:span><text:span text:style-name="T4">n</text:span><text:span text:style-name="T4">e </text:span><text:span text:style-name="T4">i</text:span><text:span text:style-name="T4">f </text:span><text:span text:style-name="T4">T</text:span><text:span text:style-name="T4">i</text:span><text:span text:style-name="T4">m</text:span><text:span text:style-name="T4">e</text:span></text:p><text:p text:style-name="P2"><text:span text:style-name="T4">P</text:span><text:span text:style-name="T4">e</text:span><text:span text:style-name="T4">r</text:span><text:span text:style-name="T4">m</text:span><text:span text:style-name="T4">i</text:span><text:span text:style-name="T4">t</text:span><text:span text:style-name="T4">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2" draw:name="Shape2" draw:style-name="gr54" draw:text-style-name="P6" svg:width="1.694cm" svg:height="1.378cm" svg:x="18.299cm" svg:y="14.601cm"><text:p text:style-name="P4"><text:span text:style-name="T2">L</text:span><text:span text:style-name="T2">i</text:span><text:span text:style-name="T2">t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e</text:span></text:p><text:p text:style-name="P4"><text:span text:style-name="T2">R</text:span><text:span text:style-name="T2">e</text:span><text:span text:style-name="T2">v</text:span><text:span text:style-name="T2">i</text:span><text:span text:style-name="T2">e</text:span><text:span text:style-name="T2">w</text:span></text:p><text:p text:style-name="P4"><text:span text:style-name="T2">T</text:span><text:span text:style-name="T2">a</text:span><text:span text:style-name="T2">s</text:span><text:span text:style-name="T2">k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3" draw:name="Shape2" draw:style-name="gr55" draw:text-style-name="P24" svg:width="1.694cm" svg:height="1.378cm" svg:x="18.329cm" svg:y="16.125cm"><text:p text:style-name="P23"><text:span text:style-name="T5">Observation</text:span></text:p><text:p text:style-name="P23"><text:span text:style-name="T5">Task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4" draw:name="Shape2" draw:style-name="gr56" draw:text-style-name="P25" svg:width="1.694cm" svg:height="1.378cm" svg:x="20.197cm" svg:y="16.117cm"><text:p text:style-name="P23"><text:span text:style-name="T5">Report</text:span></text:p><text:p text:style-name="P23"><text:span text:style-name="T5">Writing</text:span></text:p><text:p text:style-name="P23"><text:span text:style-name="T5">Task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5" draw:name="Shape2" draw:style-name="gr57" draw:text-style-name="P26" svg:width="1.694cm" svg:height="1.378cm" svg:x="20.193cm" svg:y="14.617cm"><text:p text:style-name="P23"><text:span text:style-name="T5">Development</text:span></text:p><text:p text:style-name="P23"><text:span text:style-name="T5">Task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6" draw:name="Shape2" draw:style-name="gr58" draw:text-style-name="P27" svg:width="1.694cm" svg:height="1.378cm" svg:x="22.063cm" svg:y="14.621cm"><text:p text:style-name="P23"><text:span text:style-name="T5">T</text:span><text:span text:style-name="T5">e</text:span><text:span text:style-name="T5">s</text:span><text:span text:style-name="T5">t</text:span><text:span text:style-name="T5">i</text:span><text:span text:style-name="T5">n</text:span><text:span text:style-name="T5">g</text:span></text:p><text:p text:style-name="P23"><text:span text:style-name="T5">T</text:span><text:span text:style-name="T5">a</text:span><text:span text:style-name="T5">s</text:span><text:span text:style-name="T5">k</text:span><text:span text:style-name="T5">s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07" draw:name="Shape11" draw:style-name="gr59" draw:text-style-name="P2" svg:x1="18.208cm" svg:y1="17.589cm" svg:x2="18.166cm" svg:y2="14.086cm"><text:p/></draw:line><draw:line text:anchor-type="paragraph" draw:z-index="108" draw:name="Shape11" draw:style-name="gr59" draw:text-style-name="P2" svg:x1="23.853cm" svg:y1="17.589cm" svg:x2="23.839cm" svg:y2="14.086cm"><text:p/></draw:line><draw:line text:anchor-type="paragraph" draw:z-index="109" draw:name="Shape3" draw:style-name="gr7" draw:text-style-name="P2" svg:x1="18.166cm" svg:y1="17.537cm" svg:x2="23.839cm" svg:y2="17.537cm"><text:p/></draw:line><draw:line text:anchor-type="paragraph" draw:z-index="110" draw:name="Shape3" draw:style-name="gr7" draw:text-style-name="P2" svg:x1="18.166cm" svg:y1="14.086cm" svg:x2="23.839cm" svg:y2="14.086cm"><text:p/></draw:line><draw:frame text:anchor-type="paragraph" draw:z-index="111" draw:name="Shape12" draw:style-name="gr60" draw:text-style-name="P28" svg:width="5.102cm" svg:height="0.408cm" svg:x="18.487cm" svg:y="14.086cm"><draw:text-box><text:p><text:span text:style-name="T6">Box Color Description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3:25:29.500862653</meta:creation-date>
    <dc:date>2019-02-24T01:47:38.731518993</dc:date>
    <meta:editing-duration>PT1H25M6S</meta:editing-duration>
    <meta:editing-cycles>17</meta:editing-cycles>
    <meta:generator>LibreOffice/6.2.0.3$Linux_X86_64 LibreOffice_project/7214efd935fe89a596a09a8da3a4bcd40563e27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